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st parti.</text:p>
      <text:p text:style-name="Standard"/>
      <text:p text:style-name="Standard">On m'a souvent reproché de ne pas me confier assez, de ne pas raconter ce qui me passait par la tête, les avis que j'ai sur les choses de la vie. Il est assez intéressant de mesurer le poids que l'on attribue aux mots, aux paroles qui sont prononcées à voix hautes. Dans un monde où tout se fait par mail ou par texto, où chaque déclaration a le temps d'être relue, modifiée, adaptée avant d'être faite, les gens continuent à accorder de l'importance à des mots qui sont dits à chaud, sans réfléchir ou sous le coup d'une émotion forte. Qui ne s'est jamais vexé suite à une réflexion faite par une personne jalouse, en proie à la colère ou simplement bête ? Les gens parlent beaucoup, souvent pour ne rien dire. Cela fait partie de l'immense panel de choses auxquelles notre société accorde bien trop d'importance à mes yeux, nous y reviendrons. En attendant c'est ce qu'on m'a demandé de faire toute ma vie alors voilà, je m'y colle. En trichant certes puisque ce sera par écrit, avec la possibilité de me relire et me corriger si besoin, mais cela me permettra également de mesure mon propos, de choisir avec soin les fameux mots que j'emploierai. On me demande de m'exprimer alors voilà, je le fais. Je vais mettre des mots sur ce que je ressens, vomir toutes les pensées qui traversent mon esprit, en espérant que cet exercice m'en libère à terme, comme s'il y avait une quelconque chance qu'un exorcisme de la sorte existe.</text:p>
      <text:p text:style-name="Standard"/>
      <text:p text:style-name="Standard">Que les choses soient claires : ce texte n'est destiné à personne en particulier. Il n'a certainement pas vocation à donner des leçons ou à expliquer la vie, mais simplement à exprimer les sentiments que je n'ai jamais réussi à partager jusqu'à prés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10T21:00:42.58</meta:creation-date>
    <dc:date>2017-05-10T21:20:42.87</dc:date>
    <meta:editing-duration>PT19M47S</meta:editing-duration>
    <meta:editing-cycles>63</meta:editing-cycles>
    <meta:generator>OpenOffice/4.1.2$Win32 OpenOffice.org_project/412m3$Build-9782</meta:generator>
    <meta:document-statistic meta:table-count="0" meta:image-count="0" meta:object-count="0" meta:page-count="1" meta:paragraph-count="3" meta:word-count="303" meta:character-count="1693"/>
  </office:meta>
</office:document-meta>
</file>